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a9021" officeooo:paragraph-rsid="000a9021"/>
    </style:style>
    <style:style style:name="P2" style:family="paragraph" style:parent-style-name="Heading_20_2">
      <style:text-properties officeooo:rsid="000a9021" officeooo:paragraph-rsid="000a9021"/>
    </style:style>
    <style:style style:name="P3" style:family="paragraph" style:parent-style-name="Heading_20_2"/>
    <style:style style:name="P4" style:family="paragraph" style:parent-style-name="Heading_20_2">
      <style:text-properties officeooo:rsid="000d81fa" officeooo:paragraph-rsid="000d81fa"/>
    </style:style>
    <style:style style:name="P5" style:family="paragraph" style:parent-style-name="Heading_20_3">
      <style:text-properties officeooo:paragraph-rsid="000a9021"/>
    </style:style>
    <style:style style:name="P6" style:family="paragraph" style:parent-style-name="Subtitle">
      <style:text-properties officeooo:rsid="000a9021" officeooo:paragraph-rsid="000a9021"/>
    </style:style>
    <style:style style:name="P7" style:family="paragraph" style:parent-style-name="Text_20_body">
      <style:text-properties officeooo:rsid="000a9021" officeooo:paragraph-rsid="000a9021"/>
    </style:style>
    <style:style style:name="P8" style:family="paragraph" style:parent-style-name="Text_20_body">
      <style:text-properties officeooo:paragraph-rsid="000a9021"/>
    </style:style>
    <style:style style:name="P9" style:family="paragraph" style:parent-style-name="Text_20_body" style:list-style-name="L2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3">
      <style:text-properties style:font-name="Liberation Serif" fo:font-weight="bold"/>
    </style:style>
    <style:style style:name="P13" style:family="paragraph" style:parent-style-name="Text_20_body" style:list-style-name="L20">
      <style:text-properties style:font-name="Liberation Serif" fo:font-weight="bold"/>
    </style:style>
    <style:style style:name="P14" style:family="paragraph" style:parent-style-name="Text_20_body" style:list-style-name="L22">
      <style:text-properties style:font-name="Liberation Serif" officeooo:paragraph-rsid="000d81fa"/>
    </style:style>
    <style:style style:name="P15" style:family="paragraph" style:parent-style-name="Text_20_body" style:list-style-name="L19">
      <style:text-properties style:font-name="Liberation Serif"/>
    </style:style>
    <style:style style:name="P16" style:family="paragraph" style:parent-style-name="Text_20_body" style:list-style-name="L6">
      <style:text-properties officeooo:paragraph-rsid="000a9021"/>
    </style:style>
    <style:style style:name="P17" style:family="paragraph" style:parent-style-name="Text_20_body" style:list-style-name="L12"/>
    <style:style style:name="P18" style:family="paragraph" style:parent-style-name="Text_20_body" style:list-style-name="L17"/>
    <style:style style:name="P19" style:family="paragraph" style:parent-style-name="Text_20_body" style:list-style-name="L17">
      <style:text-properties officeooo:paragraph-rsid="000a9021"/>
    </style:style>
    <style:style style:name="P20" style:family="paragraph" style:parent-style-name="Text_20_body" style:list-style-name="L23">
      <style:text-properties officeooo:rsid="000d81fa" officeooo:paragraph-rsid="000d81fa"/>
    </style:style>
    <style:style style:name="P21" style:family="paragraph" style:parent-style-name="Text_20_body">
      <style:text-properties officeooo:paragraph-rsid="000d81fa"/>
    </style:style>
    <style:style style:name="P22" style:family="paragraph" style:parent-style-name="Text_20_body" style:list-style-name="L21"/>
    <style:style style:name="P23" style:family="paragraph" style:parent-style-name="Text_20_body" style:list-style-name="L23">
      <style:text-properties officeooo:paragraph-rsid="000a9021"/>
    </style:style>
    <style:style style:name="P24" style:family="paragraph" style:parent-style-name="Title">
      <style:text-properties officeooo:rsid="000a9021" officeooo:paragraph-rsid="000a9021"/>
    </style:style>
    <style:style style:name="T1" style:family="text">
      <style:text-properties officeooo:rsid="000a9021"/>
    </style:style>
    <style:style style:name="T2" style:family="text">
      <style:text-properties fo:font-weight="bold"/>
    </style:style>
    <style:style style:name="T3" style:family="text">
      <style:text-properties fo:font-weight="bold" officeooo:rsid="000d81f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a9021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bold"/>
    </style:style>
    <style:style style:name="T11" style:family="text">
      <style:text-properties style:font-name="Liberation Serif" fo:font-style="italic" style:font-style-asian="italic" style:font-style-complex="italic"/>
    </style:style>
    <style:style style:name="T12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Web Technologies and Languages</text:p>
      <text:p text:style-name="P6">MyPersonalLibrary – GraphQL Project</text:p>
      <text:p text:style-name="P7"/>
      <text:h text:style-name="P1" text:outline-level="1">Project Overview</text:h>
      <text:p text:style-name="P8"><text:span text:style-name="T2"><text:tab/></text:span><text:span text:style-name="T5">MyPersonalLibrary</text:span> is a web-based application designed to help users manage their personal book collection. The application allows users to catalog books, associate them with authors, and track their reading progress through specific statuses (<text:span text:style-name="T4">e.g., Reading, Finished, Want to Read</text:span>). The system utilizes <text:span text:style-name="T5">.NET 9 (C#)</text:span> for the backend and <text:span text:style-name="T5">React.</text:span><text:span text:style-name="T6">js</text:span> for the frontend, communicating exclusively via <text:span text:style-name="T7">GraphQL</text:span> to ensure flexible data retrieval and efficient operations.</text:p>
      <text:list text:style-name="L23">
        <text:list-item>
          <text:p text:style-name="P23"><text:span text:style-name="T1">GitHub URL: </text:span><text:a xlink:type="simple" xlink:href="https://github.com/DragosGherasim/MyPersonalLibrary" text:style-name="Internet_20_link" text:visited-style-name="Visited_20_Internet_20_Link"><text:span text:style-name="T1">MyPersonalLibrary</text:span></text:a></text:p>
        </text:list-item>
        <text:list-item>
          <text:p text:style-name="P20">Student: Gherasim Dragoș-George | 1A;</text:p>
        </text:list-item>
        <text:list-item>
          <text:p text:style-name="P20">Student: Guriuc Vlad-Ionuț | 1B.</text:p>
        </text:list-item>
      </text:list>
      <text:h text:style-name="Heading_20_1" text:outline-level="1">Functional Requirements</text:h>
      <text:p text:style-name="Text_20_body"><text:tab/>The application implements the following <text:span text:style-name="T8">GraphQL</text:span> schema and operations, adhering to the specific assignment requirements.<text:line-break/></text:p>
      <text:h text:style-name="Heading_20_2" text:outline-level="2">Data Types</text:h>
      <text:list text:style-name="L6">
        <text:list-item>
          <text:p text:style-name="P16"><text:span text:style-name="T10">Scalars:</text:span><text:span text:style-name="T9"> </text:span><text:span text:style-name="Source_20_Text"><text:span text:style-name="T9">Int</text:span></text:span><text:span text:style-name="T9"> (ID, Year), </text:span><text:span text:style-name="Source_20_Text"><text:span text:style-name="T9">String</text:span></text:span><text:span text:style-name="T9"> (Title, Name), </text:span><text:span text:style-name="Source_20_Text"><text:span text:style-name="T9">Boolean</text:span></text:span><text:span text:style-name="T9"> (IsActive);</text:span></text:p>
        </text:list-item>
      </text:list>
      <text:list text:style-name="L2">
        <text:list-item>
          <text:p text:style-name="P9"><text:span text:style-name="T10">Enums:</text:span><text:span text:style-name="T9"> </text:span><text:span text:style-name="Source_20_Text"><text:span text:style-name="T9">BookStatus</text:span></text:span><text:span text:style-name="T9"> (Values: </text:span><text:span text:style-name="Source_20_Text"><text:span text:style-name="T9">WANT_TO_READ</text:span></text:span><text:span text:style-name="T9">, </text:span><text:span text:style-name="Source_20_Text"><text:span text:style-name="T9">READING</text:span></text:span><text:span text:style-name="T9">, </text:span><text:span text:style-name="Source_20_Text"><text:span text:style-name="T9">FINISHED</text:span></text:span><text:span text:style-name="T9">);</text:span></text:p>
        </text:list-item>
      </text:list>
      <text:list text:style-name="L3">
        <text:list-item>
          <text:p text:style-name="P12">Objects:</text:p>
        </text:list-item>
      </text:list>
      <text:list text:style-name="L4">
        <text:list-item>
          <text:list>
            <text:list-item>
              <text:p text:style-name="P10"><text:span text:style-name="Source_20_Text"><text:span text:style-name="T9">Author</text:span></text:span><text:span text:style-name="T9"> (Contains a list of </text:span><text:span text:style-name="Source_20_Text"><text:span text:style-name="T9">Book</text:span></text:span><text:span text:style-name="T9"> objects);</text:span></text:p>
            </text:list-item>
            <text:list-item>
              <text:p text:style-name="P10"><text:span text:style-name="Source_20_Text"><text:span text:style-name="T9">Book</text:span></text:span><text:span text:style-name="T9"> (Contains an internal reference to the </text:span><text:span text:style-name="Source_20_Text"><text:span text:style-name="T9">Author</text:span></text:span><text:span text:style-name="T9"> object).</text:span></text:p>
            </text:list-item>
          </text:list>
        </text:list-item>
      </text:list>
      <text:list text:style-name="L5">
        <text:list-item>
          <text:p text:style-name="P11"><text:span text:style-name="T10">Vectors:</text:span><text:span text:style-name="T9"> </text:span><text:span text:style-name="Source_20_Text"><text:span text:style-name="T9">List&lt;Book&gt;</text:span></text:span><text:span text:style-name="T9">, </text:span><text:span text:style-name="Source_20_Text"><text:span text:style-name="T9">List&lt;Author&gt;</text:span></text:span><text:span text:style-name="T9">.<text:line-break/></text:span></text:p>
        </text:list-item>
      </text:list>
      <text:h text:style-name="Heading_20_2" text:outline-level="2">Query Operations (Read)</text:h>
      <text:p text:style-name="Text_20_body"><text:tab/>The application exposes the following queries to the frontend:</text:p>
      <text:list text:style-name="L12">
        <text:list-item>
          <text:p text:style-name="P17"><text:span text:style-name="T10">List of Objects:</text:span><text:span text:style-name="T9"> </text:span><text:span text:style-name="Source_20_Text"><text:span text:style-name="T9">getAuthors</text:span></text:span><text:span text:style-name="T9"> - Retrieves the full list of available authors;</text:span></text:p>
        </text:list-item>
        <text:list-item>
          <text:p text:style-name="P17"><text:span text:style-name="T10">Object Filtered by Argument:</text:span><text:span text:style-name="T9"> </text:span><text:span text:style-name="Source_20_Text"><text:span text:style-name="T9">getBookById(id: Int!)</text:span></text:span><text:span text:style-name="T9"> - Retrieves details of a specific book based on its ID;</text:span></text:p>
        </text:list-item>
        <text:list-item>
          <text:p text:style-name="P17"><text:span text:style-name="T10">List of Objects Containing Other Objects:</text:span><text:span text:style-name="T9"> </text:span><text:span text:style-name="Source_20_Text"><text:span text:style-name="T9">getBooks</text:span></text:span><text:span text:style-name="T9"> - Retrieves all books, including the full details of the associated </text:span><text:span text:style-name="Source_20_Text"><text:span text:style-name="T9">Author</text:span></text:span><text:span text:style-name="T9"> object for each book;</text:span></text:p>
        </text:list-item>
        <text:list-item>
          <text:p text:style-name="P17"><text:soft-page-break/><text:span text:style-name="T10">Filtered List:</text:span><text:span text:style-name="T9"> </text:span><text:span text:style-name="Source_20_Text"><text:span text:style-name="T9">getBooksByStatus(status: BookStatus!)</text:span></text:span><text:span text:style-name="T9"> - Retrieves a list of books filtered by their current reading status (e.g., only books currently being read);</text:span></text:p>
        </text:list-item>
        <text:list-item>
          <text:p text:style-name="P17"><text:span text:style-name="T10">Paginated List:</text:span><text:span text:style-name="T9"> </text:span><text:span text:style-name="Source_20_Text"><text:span text:style-name="T9">getBooksPaginated(skip: Int, take: Int)</text:span></text:span><text:span text:style-name="T9"> - Retrieves a subset of books to support pagination in the UI.<text:line-break/></text:span></text:p>
        </text:list-item>
      </text:list>
      <text:h text:style-name="P2" text:outline-level="2">Mutation Operations (Write)</text:h>
      <text:p text:style-name="P8"><text:tab/>The application allows data modification through the following mutations:</text:p>
      <text:list text:style-name="L17">
        <text:list-item>
          <text:p text:style-name="P19"><text:span text:style-name="T10">Authentication:</text:span><text:span text:style-name="T9"> </text:span><text:span text:style-name="Source_20_Text"><text:span text:style-name="T9">login(username: String!, password: String!)</text:span></text:span><text:span text:style-name="T9"> - Authenticates a user and returns a token/session confirmation;</text:span></text:p>
        </text:list-item>
        <text:list-item>
          <text:p text:style-name="P18"><text:span text:style-name="T10">Add Entity:</text:span><text:span text:style-name="T9"> </text:span><text:span text:style-name="Source_20_Text"><text:span text:style-name="T9">addBook(input: BookInput!)</text:span></text:span><text:span text:style-name="T9"> - Adds a new book to the library and links it to an author;</text:span></text:p>
        </text:list-item>
        <text:list-item>
          <text:p text:style-name="P18"><text:span text:style-name="T10">Update Entity:</text:span><text:span text:style-name="T9"> </text:span><text:span text:style-name="Source_20_Text"><text:span text:style-name="T9">updateBookStatus(id: Int!, status: BookStatus!)</text:span></text:span><text:span text:style-name="T9"> - Updates the reading status of an existing book;</text:span></text:p>
        </text:list-item>
        <text:list-item>
          <text:p text:style-name="P18"><text:span text:style-name="T10">Delete Entity:</text:span><text:span text:style-name="T9"> </text:span><text:span text:style-name="Source_20_Text"><text:span text:style-name="T9">deleteBook(id: Int!)</text:span></text:span><text:span text:style-name="T9"> - Removes a book from the collection.<text:line-break/></text:span></text:p>
        </text:list-item>
      </text:list>
      <text:h text:style-name="P4" text:outline-level="2">Validation &amp; Error Handling</text:h>
      <text:list text:style-name="L22">
        <text:list-item>
          <text:p text:style-name="P14"><text:span text:style-name="T3">V</text:span><text:span text:style-name="T2">alidations:</text:span></text:p>
        </text:list-item>
      </text:list>
      <text:list text:style-name="L19">
        <text:list-item>
          <text:list>
            <text:list-item>
              <text:p text:style-name="P15">The "Publishing Year" cannot be in the future.</text:p>
            </text:list-item>
            <text:list-item>
              <text:p text:style-name="P15">"Title" and "Author" fields cannot be empty.</text:p>
            </text:list-item>
          </text:list>
        </text:list-item>
      </text:list>
      <text:list text:style-name="L20">
        <text:list-item>
          <text:p text:style-name="P13">Error Handling:</text:p>
        </text:list-item>
      </text:list>
      <text:list text:style-name="L21">
        <text:list-item>
          <text:list>
            <text:list-item>
              <text:p text:style-name="P22"><text:span text:style-name="T9">The API returns standard </text:span><text:span text:style-name="T12">GraphQL</text:span><text:span text:style-name="T9"> errors (e.g., </text:span><text:span text:style-name="Source_20_Text"><text:span text:style-name="T9">BOOK_NOT_FOUND</text:span></text:span><text:span text:style-name="T9">) if a requested resource does not exist or if validation fails.</text:span></text:p>
            </text:list-item>
          </text:list>
        </text:list-item>
      </text:list>
      <text:p text:style-name="P21"/>
      <text:p text:style-name="P8"/>
      <text:p text:style-name="Text_20_body"/>
      <text:p text:style-name="P8"/>
      <text:h text:style-name="P5" text:outline-level="3" text:is-list-header="true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4T13:02:38.969608003</meta:creation-date>
    <meta:generator>LibreOffice/24.2.7.2$Linux_X86_64 LibreOffice_project/420$Build-2</meta:generator>
    <dc:date>2026-01-04T13:18:24.696133896</dc:date>
    <meta:editing-duration>PT4M44S</meta:editing-duration>
    <meta:editing-cycles>2</meta:editing-cycles>
    <meta:document-statistic meta:table-count="0" meta:image-count="0" meta:object-count="0" meta:page-count="2" meta:paragraph-count="35" meta:word-count="385" meta:character-count="2589" meta:non-whitespace-character-count="2259"/>
  </office:meta>
</office:document-meta>
</file>